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8e9b"/>
    </style:style>
    <style:style style:name="P2" style:family="paragraph" style:parent-style-name="Standard">
      <style:text-properties officeooo:paragraph-rsid="0013e050"/>
    </style:style>
    <style:style style:name="P3" style:family="paragraph" style:parent-style-name="Standard">
      <style:text-properties officeooo:paragraph-rsid="001580fe"/>
    </style:style>
    <style:style style:name="P4" style:family="paragraph" style:parent-style-name="Standard">
      <style:text-properties officeooo:paragraph-rsid="001715b1"/>
    </style:style>
    <style:style style:name="P5" style:family="paragraph" style:parent-style-name="Standard">
      <style:text-properties officeooo:paragraph-rsid="00197838"/>
    </style:style>
    <style:style style:name="P6" style:family="paragraph" style:parent-style-name="Standard">
      <style:text-properties officeooo:paragraph-rsid="001ad903"/>
    </style:style>
    <style:style style:name="P7" style:family="paragraph" style:parent-style-name="Standard">
      <style:text-properties officeooo:paragraph-rsid="001c9469"/>
    </style:style>
    <style:style style:name="P8" style:family="paragraph" style:parent-style-name="Standard">
      <style:paragraph-properties style:writing-mode="lr-tb"/>
      <style:text-properties officeooo:paragraph-rsid="001c9469"/>
    </style:style>
    <style:style style:name="P9" style:family="paragraph" style:parent-style-name="Standard">
      <style:text-properties officeooo:paragraph-rsid="001de701"/>
    </style:style>
    <style:style style:name="P10" style:family="paragraph" style:parent-style-name="Standard">
      <style:text-properties officeooo:paragraph-rsid="001f96b9"/>
    </style:style>
    <style:style style:name="P11" style:family="paragraph" style:parent-style-name="Standard">
      <style:text-properties officeooo:paragraph-rsid="0020a4b4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paragraph-rsid="001715b1" style:font-weight-asian="bold" style:font-weight-complex="bold"/>
    </style:style>
    <style:style style:name="P14" style:family="paragraph" style:parent-style-name="Standard">
      <style:text-properties officeooo:paragraph-rsid="0020f052"/>
    </style:style>
    <style:style style:name="P15" style:family="paragraph" style:parent-style-name="Standard">
      <style:text-properties officeooo:paragraph-rsid="00210ccf"/>
    </style:style>
    <style:style style:name="P16" style:family="paragraph" style:parent-style-name="Standard">
      <style:paragraph-properties style:writing-mode="lr-tb"/>
      <style:text-properties officeooo:paragraph-rsid="00210ccf"/>
    </style:style>
    <style:style style:name="P17" style:family="paragraph" style:parent-style-name="Standard">
      <style:text-properties officeooo:paragraph-rsid="00227867"/>
    </style:style>
    <style:style style:name="P18" style:family="paragraph" style:parent-style-name="Standard">
      <style:text-properties officeooo:paragraph-rsid="0022a61e"/>
    </style:style>
    <style:style style:name="P19" style:family="paragraph" style:parent-style-name="Standard">
      <style:paragraph-properties style:writing-mode="lr-tb"/>
      <style:text-properties fo:font-style="normal" style:font-style-asian="normal" style:font-style-complex="normal"/>
    </style:style>
    <style:style style:name="P20" style:family="paragraph" style:parent-style-name="Standard">
      <style:text-properties fo:color="#c9211e" loext:opacity="100%"/>
    </style:style>
    <style:style style:name="P21" style:family="paragraph" style:parent-style-name="Standard">
      <style:text-properties officeooo:paragraph-rsid="00347b07"/>
    </style:style>
    <style:style style:name="T1" style:family="text">
      <style:text-properties officeooo:rsid="00128e9b"/>
    </style:style>
    <style:style style:name="T2" style:family="text">
      <style:text-properties officeooo:rsid="0013e050"/>
    </style:style>
    <style:style style:name="T3" style:family="text">
      <style:text-properties fo:color="#080808" loext:opacity="100%" style:font-name="Noto Sa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80808" loext:opacity="100%" style:font-name="Noto Sans Mono" fo:font-size="10pt" fo:font-style="normal" fo:font-weight="normal" officeooo:rsid="0013e050" style:font-size-asian="10pt" style:font-style-asian="normal" style:font-weight-asian="normal"/>
    </style:style>
    <style:style style:name="T5" style:family="text">
      <style:text-properties fo:color="#080808" loext:opacity="100%" style:font-name="Noto Sans Mono" fo:font-size="10pt" fo:font-style="normal" fo:font-weight="normal" officeooo:rsid="001674bb" style:font-size-asian="10pt" style:font-style-asian="normal" style:font-weight-asian="normal"/>
    </style:style>
    <style:style style:name="T6" style:family="text">
      <style:text-properties fo:color="#080808" loext:opacity="100%" style:font-name="Noto Sans Mono" fo:font-size="10pt" fo:font-style="normal" fo:font-weight="normal" officeooo:rsid="001c9469" style:font-size-asian="10pt" style:font-style-asian="normal" style:font-weight-asian="normal"/>
    </style:style>
    <style:style style:name="T7" style:family="text">
      <style:text-properties fo:color="#080808" loext:opacity="100%" style:font-name="Noto Sans Mono" fo:font-size="10pt" fo:font-style="normal" fo:font-weight="normal" officeooo:rsid="001f96b9" style:font-size-asian="10pt" style:font-style-asian="normal" style:font-weight-asian="normal"/>
    </style:style>
    <style:style style:name="T8" style:family="text">
      <style:text-properties fo:color="#080808" loext:opacity="100%" style:font-name="Noto Sans Mono" fo:font-size="10pt" fo:font-style="normal" fo:font-weight="normal" officeooo:rsid="0026432c" style:font-size-asian="10pt" style:font-style-asian="normal" style:font-weight-asian="normal"/>
    </style:style>
    <style:style style:name="T9" style:family="text">
      <style:text-properties fo:color="#080808" loext:opacity="100%" style:font-name="Noto Sans Mono" fo:font-size="10pt" fo:font-style="normal" fo:font-weight="normal" officeooo:rsid="0034512b" style:font-size-asian="10pt" style:font-style-asian="normal" style:font-weight-asian="normal"/>
    </style:style>
    <style:style style:name="T10" style:family="text">
      <style:text-properties fo:color="#080808" loext:opacity="100%" style:font-name="Noto Sans Mono" fo:font-size="10pt" fo:font-style="normal" fo:font-weight="normal" officeooo:rsid="00347b07" style:font-size-asian="10pt" style:font-style-asian="normal" style:font-weight-asian="normal"/>
    </style:style>
    <style:style style:name="T11" style:family="text">
      <style:text-properties fo:color="#080808" loext:opacity="100%" style:font-name="Noto Sans Mono" fo:font-size="10pt" fo:font-style="normal" fo:font-weight="normal" officeooo:rsid="00361c59" style:font-size-asian="10pt" style:font-style-asian="normal" style:font-weight-asian="normal"/>
    </style:style>
    <style:style style:name="T12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80808" loext:opacity="100%" style:font-name="JetBrains Mono" fo:font-size="10pt" fo:font-style="normal" fo:font-weight="normal" officeooo:rsid="001c9469" style:font-size-asian="10pt" style:font-style-asian="normal" style:font-weight-asian="normal"/>
    </style:style>
    <style:style style:name="T14" style:family="text">
      <style:text-properties fo:color="#080808" loext:opacity="100%" style:font-name="JetBrains Mono" fo:font-size="10pt" fo:font-style="normal" fo:font-weight="normal" officeooo:rsid="0036c26f" style:font-size-asian="10pt" style:font-style-asian="normal" style:font-weight-asian="normal"/>
    </style:style>
    <style:style style:name="T15" style:family="text">
      <style:text-properties fo:color="#080808" loext:opacity="100%" style:font-name="0" fo:font-size="10pt" style:font-size-asian="10pt"/>
    </style:style>
    <style:style style:name="T16" style:family="text">
      <style:text-properties officeooo:rsid="001580fe"/>
    </style:style>
    <style:style style:name="T17" style:family="text">
      <style:text-properties officeooo:rsid="001674bb"/>
    </style:style>
    <style:style style:name="T18" style:family="text">
      <style:text-properties officeooo:rsid="00169a9c"/>
    </style:style>
    <style:style style:name="T19" style:family="text">
      <style:text-properties officeooo:rsid="001715b1"/>
    </style:style>
    <style:style style:name="T20" style:family="text">
      <style:text-properties officeooo:rsid="0017a016"/>
    </style:style>
    <style:style style:name="T21" style:family="text">
      <style:text-properties officeooo:rsid="00197838"/>
    </style:style>
    <style:style style:name="T22" style:family="text">
      <style:text-properties officeooo:rsid="001c9469"/>
    </style:style>
    <style:style style:name="T23" style:family="text">
      <style:text-properties officeooo:rsid="001de701"/>
    </style:style>
    <style:style style:name="T24" style:family="text">
      <style:text-properties officeooo:rsid="001f96b9"/>
    </style:style>
    <style:style style:name="T25" style:family="text">
      <style:text-properties fo:language="ru" fo:country="RU"/>
    </style:style>
    <style:style style:name="T26" style:family="text">
      <style:text-properties fo:language="ru" fo:country="RU" officeooo:rsid="001f96b9"/>
    </style:style>
    <style:style style:name="T27" style:family="text">
      <style:text-properties officeooo:rsid="0020a4b4"/>
    </style:style>
    <style:style style:name="T28" style:family="text">
      <style:text-properties officeooo:rsid="0020f052"/>
    </style:style>
    <style:style style:name="T29" style:family="text">
      <style:text-properties officeooo:rsid="00210ccf"/>
    </style:style>
    <style:style style:name="T30" style:family="text">
      <style:text-properties officeooo:rsid="00227867"/>
    </style:style>
    <style:style style:name="T31" style:family="text">
      <style:text-properties officeooo:rsid="0022a61e"/>
    </style:style>
    <style:style style:name="T32" style:family="text">
      <style:text-properties officeooo:rsid="0024fa78"/>
    </style:style>
    <style:style style:name="T33" style:family="text">
      <style:text-properties officeooo:rsid="00265b20"/>
    </style:style>
    <style:style style:name="T34" style:family="text">
      <style:text-properties officeooo:rsid="00277262"/>
    </style:style>
    <style:style style:name="T35" style:family="text">
      <style:text-properties officeooo:rsid="00292e7f"/>
    </style:style>
    <style:style style:name="T36" style:family="text">
      <style:text-properties fo:color="#c9211e" loext:opacity="100%"/>
    </style:style>
    <style:style style:name="T37" style:family="text">
      <style:text-properties fo:color="#c9211e" loext:opacity="100%" officeooo:rsid="001580fe"/>
    </style:style>
    <style:style style:name="T38" style:family="text">
      <style:text-properties fo:color="#c9211e" loext:opacity="100%" officeooo:rsid="001674bb"/>
    </style:style>
    <style:style style:name="T39" style:family="text">
      <style:text-properties fo:color="#c9211e" loext:opacity="100%" officeooo:rsid="002a93a9"/>
    </style:style>
    <style:style style:name="T40" style:family="text">
      <style:text-properties fo:color="#c9211e" loext:opacity="100%" officeooo:rsid="0034512b"/>
    </style:style>
    <style:style style:name="T41" style:family="text">
      <style:text-properties officeooo:rsid="002dbc6c"/>
    </style:style>
    <style:style style:name="T42" style:family="text">
      <style:text-properties officeooo:rsid="002df806"/>
    </style:style>
    <style:style style:name="T43" style:family="text">
      <style:text-properties officeooo:rsid="00305d90"/>
    </style:style>
    <style:style style:name="T44" style:family="text">
      <style:text-properties officeooo:rsid="0030d438"/>
    </style:style>
    <style:style style:name="T45" style:family="text">
      <style:text-properties officeooo:rsid="0032d2ef"/>
    </style:style>
    <style:style style:name="T46" style:family="text">
      <style:text-properties officeooo:rsid="0032f89b"/>
    </style:style>
    <style:style style:name="T47" style:family="text">
      <style:text-properties officeooo:rsid="00339a4d"/>
    </style:style>
    <style:style style:name="T48" style:family="text">
      <style:text-properties officeooo:rsid="003404d6"/>
    </style:style>
    <style:style style:name="T49" style:family="text">
      <style:text-properties officeooo:rsid="0034512b"/>
    </style:style>
    <style:style style:name="T50" style:family="text">
      <style:text-properties officeooo:rsid="00347b07"/>
    </style:style>
    <style:style style:name="T51" style:family="text">
      <style:text-properties officeooo:rsid="003ded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1) Identify and translate. Example: नरस्य: Gen Sg Masc of नरः ‘man’ –› ‘of the/a man’.</text:p>
      <text:p text:style-name="P12"/>
      <text:p text:style-name="P1">१) पृथिवीम् → <text:bookmark-start text:name="__DdeLink__6668_218499239"/>पृथिवी<text:bookmark-end text:name="__DdeLink__6668_218499239"/> <text:span text:style-name="T1">(Acc, sg, f) → Землю</text:span></text:p>
      <text:p text:style-name="P1">२) <text:bookmark-start text:name="__DdeLink__6644_218499239"/>सखी<text:bookmark-end text:name="__DdeLink__6644_218499239"/>भिः → सखी <text:span text:style-name="T1">(Instr, pl, f) → подругами</text:span></text:p>
      <text:p text:style-name="P1">३) नगरीणाम् → नगरी <text:span text:style-name="T1">(Gen, pl, f) → у городов</text:span></text:p>
      <text:p text:style-name="Standard">४) <text:bookmark-start text:name="__DdeLink__6647_218499239"/>भुवाः<text:bookmark-end text:name="__DdeLink__6647_218499239"/> → <text:bookmark-start text:name="__DdeLink__6651_218499239"/><text:span text:style-name="T1">भू</text:span><text:bookmark-end text:name="__DdeLink__6651_218499239"/><text:span text:style-name="T1"> (</text:span><text:span text:style-name="T32">Abl/Gen</text:span><text:span text:style-name="T1">, sg, f) → </text:span><text:span text:style-name="T32">из земли\</text:span></text:p>
      <text:p text:style-name="Standard">५) <text:bookmark-start text:name="__DdeLink__6654_218499239"/>नारी<text:bookmark-end text:name="__DdeLink__6654_218499239"/>षु → <text:span text:style-name="T1">(Loc, pl, f) → в женщинах</text:span></text:p>
      <text:p text:style-name="Standard">६) <text:bookmark-start text:name="__DdeLink__6656_218499239"/>धि<text:bookmark-end text:name="__DdeLink__6656_218499239"/>यै → <text:span text:style-name="T1">धी(Dat, sg, f) → к мысли</text:span></text:p>
      <text:p text:style-name="Standard">७) <text:bookmark-start text:name="__DdeLink__6659_218499239"/>दास्या<text:bookmark-end text:name="__DdeLink__6659_218499239"/> → <text:span text:style-name="T1">दसी (Instr, sg, f) → рабыней</text:span></text:p>
      <text:p text:style-name="P2">८) <text:bookmark-start text:name="__DdeLink__6661_218499239"/>चमू<text:bookmark-end text:name="__DdeLink__6661_218499239"/>नाम् → चमू <text:span text:style-name="T2">(Gen, pl, f) → у армий</text:span></text:p>
      <text:p text:style-name="P20">९) देव्यः → <text:span text:style-name="T2">देवी (</text:span><text:span text:style-name="T32">Nom/Voc</text:span><text:span text:style-name="T2">, sg, f) → богини</text:span></text:p>
      <text:p text:style-name="Standard">१०) श्रियम् → <text:span text:style-name="T3">श्री </text:span><text:span text:style-name="T4">(Acc, sg, f) → Шри, </text:span><text:span text:style-name="T5">изобилие, </text:span><text:span text:style-name="T4">богатство, красот</text:span><text:span text:style-name="T8">у</text:span></text:p>
      <text:p text:style-name="Standard">११) नद्याम् → <text:span text:style-name="T2">नदी (Loc, sg, f) → в реке</text:span></text:p>
      <text:p text:style-name="Standard">१२) भुवः → <text:span text:style-name="T2">भू (Abl/Gen, sg, f, </text:span><text:span text:style-name="T33">Nom/Acc/Voc</text:span><text:span text:style-name="T2">) → от земли, у земли</text:span></text:p>
      <text:p text:style-name="Standard">१३) नदी → <text:span text:style-name="T2">Nom, sg, f → река</text:span></text:p>
      <text:p text:style-name="P2">१४) दासीषु → <text:span text:style-name="T1">द</text:span><text:span text:style-name="T33">ा</text:span><text:span text:style-name="T1">सी </text:span><text:span text:style-name="T2">(Loc, pl, f) → в рабынях</text:span></text:p>
      <text:p text:style-name="P2">१५) पृथिव्या → पृथिवी <text:span text:style-name="T2">(Instr, sg, f) → </text:span><text:span text:style-name="T34">землёй</text:span></text:p>
      <text:p text:style-name="Standard">१६) पृथिव्याः → <text:span text:style-name="T2">(Abl, Gen, sg, f) → от </text:span><text:span text:style-name="T35">земли</text:span><text:span text:style-name="T2">, у </text:span><text:span text:style-name="T35">земли</text:span></text:p>
      <text:p text:style-name="Standard">१७) नदि → <text:span text:style-name="T2">(Voc, sg, f) → о, река</text:span></text:p>
      <text:p text:style-name="P3">१८) <text:span text:style-name="T36">श्रियः → </text:span><text:span text:style-name="T37">(Abl\Gen, sg, f) </text:span><text:span text:style-name="T36"><text:s/>→ </text:span><text:span text:style-name="T38">от изобилия \ у изобилия <text:s/>--</text:span><text:span text:style-name="T39">неправильно</text:span></text:p>
      <text:p text:style-name="P3">१९) <text:bookmark-start text:name="__DdeLink__6672_218499239"/>राज्ञी<text:bookmark-end text:name="__DdeLink__6672_218499239"/>नाम् → राज्ञी <text:span text:style-name="T16">(Gen, pl, f)</text:span> → <text:span text:style-name="T17">у цариц</text:span></text:p>
      <text:p text:style-name="P3">२०) भूः → <text:span text:style-name="T16">(Nom/Voc, sg, f)</text:span> → <text:span text:style-name="T17">земля \ о земля</text:span></text:p>
      <text:p text:style-name="P3">२१) नगरीभ्यः → <text:span text:style-name="T16">(Dat/Abl, pl, f)</text:span> → <text:span text:style-name="T17">городам \ из городов</text:span></text:p>
      <text:p text:style-name="P3">२२) देव्याः → <text:span text:style-name="T16">(Abl/Gen, sg, f)</text:span> → <text:span text:style-name="T18">от богини, у богини</text:span></text:p>
      <text:p text:style-name="P3">२३) नारीः → <text:span text:style-name="T16">(Acc, pl, f)</text:span> → <text:span text:style-name="T18">женщин</text:span></text:p>
      <text:p text:style-name="P3">२४) चमूः → <text:span text:style-name="T16">(Nom, <text:s/>sg, f </text:span><text:span text:style-name="T41">\ Acc, pl, f</text:span><text:span text:style-name="T16">)</text:span> → <text:span text:style-name="T18">армия, </text:span><text:span text:style-name="T41">армии</text:span></text:p>
      <text:p text:style-name="P3">२५) चम्वै → <text:span text:style-name="T16">(Dat, sg, f)</text:span> → <text:span text:style-name="T18">армии</text:span></text:p>
      <text:p text:style-name="P3">२६) नगरीम् → <text:span text:style-name="T16">(Acc, sg, f)</text:span> → <text:span text:style-name="T18">в город</text:span></text:p>
      <text:p text:style-name="P3">२७) स्त्रियः → <text:span text:style-name="T16">(Abl/Gen, sg, f)</text:span> → <text:span text:style-name="T18">от женщины \ у женщины </text:span><text:span text:style-name="T42">+ множественное число</text:span></text:p>
      <text:p text:style-name="P3">२८) नगर्यै → <text:span text:style-name="T16">(</text:span><text:span text:style-name="T42">Dat</text:span><text:span text:style-name="T16">, </text:span><text:span text:style-name="T42">sg</text:span><text:span text:style-name="T16">, f)</text:span> → <text:span text:style-name="T18">город</text:span><text:span text:style-name="T42">у</text:span></text:p>
      <text:p text:style-name="Standard"/>
      <text:p text:style-name="P13">2) Give the form listed in brackets.</text:p>
      <text:p text:style-name="P4"/>
      <text:p text:style-name="P5"><text:span text:style-name="T19">a) </text:span>देवी- (Instr Pl) → <text:span text:style-name="T19">देवीभिः → </text:span><text:span text:style-name="T21">богинями</text:span></text:p>
      <text:p text:style-name="P5">b) चमू- (Abl Sg) → <text:span text:style-name="T19">चम्वाः → </text:span><text:span text:style-name="T21">из армии</text:span></text:p>
      <text:p text:style-name="P5">c) भू- (Dat Sg) → <text:span text:style-name="T19">भुवे, भुवै → </text:span><text:span text:style-name="T21">земле</text:span></text:p>
      <text:p text:style-name="P5">d) नारी- (Loc Du) → <text:span text:style-name="T19">न</text:span><text:span text:style-name="T43">ा</text:span><text:span text:style-name="T19">र्य</text:span><text:span text:style-name="T43">ोः</text:span><text:span text:style-name="T19"> → </text:span><text:span text:style-name="T21">в двух женщинах</text:span></text:p>
      <text:p text:style-name="P5">e) <text:bookmark-start text:name="__DdeLink__6693_218499239"/>सखी<text:bookmark-end text:name="__DdeLink__6693_218499239"/>- (Acc Sg) → <text:span text:style-name="T19">सखीम् → </text:span><text:span text:style-name="T21">подругу</text:span></text:p>
      <text:p text:style-name="P5">f) राज्ञी- (Dat Pl) → <text:span text:style-name="T19">राज्ञीभ्यः → </text:span><text:span text:style-name="T21">царицам</text:span></text:p>
      <text:p text:style-name="P5">g) भू- (Acc Sg) → <text:span text:style-name="T19">भुवम् → </text:span><text:span text:style-name="T21">землю</text:span></text:p>
      <text:p text:style-name="P5">h) नगरी- (Nom Du) → <text:span text:style-name="T19">नगर्यौ → </text:span><text:span text:style-name="T21">два города</text:span></text:p>
      <text:p text:style-name="P5">i) राज्ञी- (Loc Du) → <text:span text:style-name="T20">राज्ञ्योः → </text:span><text:span text:style-name="T21">в (двух) цариц</text:span><text:span text:style-name="T44">ах</text:span></text:p>
      <text:p text:style-name="P5">j) नगरी- (Acc Sg) → <text:span text:style-name="T20">नगरीम् → </text:span><text:span text:style-name="T21">город</text:span></text:p>
      <text:p text:style-name="P5">k) भू- (Gen Sg) → <text:span text:style-name="T20">भुवः, भुवाः → </text:span><text:span text:style-name="T21">у земли</text:span></text:p>
      <text:p text:style-name="P5">l) श्री- (Gen Sg) → <text:span text:style-name="T20">श्वियः, श्वियाः → </text:span><text:span text:style-name="T21">у изобилия</text:span></text:p>
      <text:p text:style-name="P5"><text:soft-page-break/>m) स्त्री- (Nom Pl) → <text:span text:style-name="T20">स्त्रियः → <text:s/></text:span><text:span text:style-name="T21">женщины</text:span></text:p>
      <text:p text:style-name="P5">n) पृथिवी- (Abl Sg) → <text:span text:style-name="T20">पृथिव्याः → </text:span><text:span text:style-name="T21">из земли</text:span></text:p>
      <text:p text:style-name="P5">o) नदी- (Nom Du) → <text:span text:style-name="T20">नद्यौ → </text:span><text:span text:style-name="T21">две реки</text:span></text:p>
      <text:p text:style-name="P5">p) धी- (Dat Pl) → <text:span text:style-name="T20">धीभ्यः → </text:span><text:span text:style-name="T21">мыслям</text:span></text:p>
      <text:p text:style-name="P5">q) नारी- (Gen Pl) → <text:span text:style-name="T20">नारी</text:span><text:span text:style-name="T45">णा</text:span><text:span text:style-name="T20">म् → </text:span><text:span text:style-name="T21">у женщин</text:span></text:p>
      <text:p text:style-name="P5">r) स्त्री- (Dat Du) → <text:span text:style-name="T20">स्त्रीभ्याम् → </text:span><text:span text:style-name="T21">двум женщинам</text:span></text:p>
      <text:p text:style-name="P5"><text:span text:style-name="T19">s) </text:span>चमू- (Loc Pl) → <text:span text:style-name="T20">चमूषु → </text:span><text:span text:style-name="T21">в армиях</text:span></text:p>
      <text:p text:style-name="P5">t) नदी- (Voc Sg) → <text:span text:style-name="T20">नदि → </text:span><text:span text:style-name="T21">о река</text:span></text:p>
      <text:p text:style-name="P5">u) पृथिवी- (Instr Sg) →<text:span text:style-name="T20">पृथिव्य</text:span><text:span text:style-name="T46">ा</text:span> <text:s/>→ <text:span text:style-name="T21">землёй</text:span></text:p>
      <text:p text:style-name="P5">v) सखी- (Abl Pl) → <text:span text:style-name="T20">सख</text:span><text:span text:style-name="T47">िभ्यः</text:span><text:span text:style-name="T20"> → </text:span><text:span text:style-name="T21">от подруг</text:span></text:p>
      <text:p text:style-name="P5">w) श्री- (Instr Pl) → <text:span text:style-name="T20">श्रीभिः → </text:span><text:span text:style-name="T21">красотами</text:span></text:p>
      <text:p text:style-name="P5">x) देवी- (Acc Pl) → <text:span text:style-name="T20">देवीः → </text:span><text:span text:style-name="T21">богинь</text:span></text:p>
      <text:p text:style-name="Standard"/>
      <text:p text:style-name="P12">3) Review exercise: translate, and give the gender of nouns and the class and 3rd Sg Pres Act Ind</text:p>
      <text:p text:style-name="P12">of all verbal roots. Examples: नर- –› ‘man’ (m.) man –› नर- (m.)</text:p>
      <text:p text:style-name="P12">√भृ –› ‘to carry’ (I भरति) ‘to carry’ –› √भृ (I भरति)</text:p>
      <text:p text:style-name="Standard"/>
      <text:p text:style-name="P6">1) river <text:s/>→ <text:span text:style-name="T22">नदी (f)</text:span> </text:p>
      <text:p text:style-name="P6">2) जरा- →<text:span text:style-name="T22">старость(ж)</text:span> </text:p>
      <text:p text:style-name="P6">3) <text:bookmark-start text:name="__DdeLink__6698_218499239"/>अर्ह<text:bookmark-end text:name="__DdeLink__6698_218499239"/>- → √<text:bookmark-start text:name="__DdeLink__7987_218499239"/>अर्<text:span text:style-name="T48">ह</text:span><text:bookmark-end text:name="__DdeLink__7987_218499239"/> (I अर्हति)→ <text:span text:style-name="T48">должен быть </text:span><text:span text:style-name="T22">правильный, подходящий, достойный</text:span></text:p>
      <text:p text:style-name="P6">4) प्र-√सद् → (I प्रसीदति) → <text:span text:style-name="T22">быть довольным</text:span></text:p>
      <text:p text:style-name="P7">5) city (3) → <text:span text:style-name="T3">नगरम् </text:span><text:span text:style-name="T6">(n)\ पुरम्(n) \ </text:span><text:span text:style-name="T3">नगरी</text:span><text:span text:style-name="T6">(f)</text:span></text:p>
      <text:p text:style-name="P6">6)<text:bookmark-start text:name="__DdeLink__6714_218499239"/> हि <text:bookmark-end text:name="__DdeLink__6714_218499239"/>→ <text:span text:style-name="T22">действительно, для, потому, </text:span><text:span text:style-name="T40">основное значение - ВЕДЬ</text:span></text:p>
      <text:p text:style-name="P6">7) <text:bookmark-start text:name="__DdeLink__6716_218499239"/>arrow<text:bookmark-end text:name="__DdeLink__6716_218499239"/> → <text:span text:style-name="T3">शर</text:span><text:span text:style-name="T9">ः</text:span><text:span text:style-name="T12">(m.)</text:span></text:p>
      <text:p text:style-name="P21">8) <text:bookmark-start text:name="__DdeLink__6724_218499239"/>√धृ<text:bookmark-end text:name="__DdeLink__6724_218499239"/> → <text:span text:style-name="T50">(I </text:span><text:span text:style-name="T10">धारति</text:span><text:span text:style-name="T50">)</text:span><text:span text:style-name="T12">; </text:span><text:span text:style-name="T13">держать, поддерживать</text:span></text:p>
      <text:p text:style-name="P6">9) उ<text:bookmark-start text:name="__DdeLink__6734_218499239"/>ग्र-<text:bookmark-end text:name="__DdeLink__6734_218499239"/> → <text:span text:style-name="T22">(прилагательное)</text:span>→<text:span text:style-name="T22">ужасный, грозный</text:span> </text:p>
      <text:p text:style-name="P8">10) <text:bookmark-start text:name="__DdeLink__6736_218499239"/>√जीव्<text:bookmark-end text:name="__DdeLink__6736_218499239"/> → <text:span text:style-name="T12">√</text:span><text:span text:style-name="T3">जीव्</text:span><text:span text:style-name="T12">;(I </text:span><text:span text:style-name="T3">जीवति</text:span><text:span text:style-name="T12">) </text:span>→ <text:span text:style-name="T22">жить, быть живым</text:span></text:p>
      <text:p text:style-name="P6">11) राज्ञी- → <text:span text:style-name="T23">(f) царица</text:span></text:p>
      <text:p text:style-name="P6">12) <text:bookmark-start text:name="__DdeLink__6763_218499239"/>where?<text:bookmark-end text:name="__DdeLink__6763_218499239"/> → <text:span text:style-name="T3">क्व</text:span><text:span text:style-name="T11">, कुत्र</text:span></text:p>
      <text:p text:style-name="P6">13) स्त्री- → <text:span text:style-name="T23">(f) женщина</text:span> </text:p>
      <text:p text:style-name="P9">14) √प्रछ् → <text:span text:style-name="T12">√</text:span><text:span text:style-name="T3">प्रछ्</text:span><text:span text:style-name="T12">;(VI </text:span><text:span text:style-name="T3">पृच्छति</text:span><text:span text:style-name="T12">) </text:span>→ <text:span text:style-name="T23">спрашивать</text:span></text:p>
      <text:p text:style-name="P6">15) <text:bookmark-start text:name="__DdeLink__6795_218499239"/>पाल<text:bookmark-end text:name="__DdeLink__6795_218499239"/>- → <text:span text:style-name="T24">(m) </text:span><text:span text:style-name="T7">защитник</text:span></text:p>
      <text:p text:style-name="P10">16) <text:bookmark-start text:name="__DdeLink__6801_218499239"/>√स्वप्<text:bookmark-end text:name="__DdeLink__6801_218499239"/> → <text:span text:style-name="T12">(I </text:span><text:span text:style-name="T3">स्वपति </text:span><text:span text:style-name="T12">svapati) </text:span>→ <text:span text:style-name="T24">спать</text:span></text:p>
      <text:p text:style-name="P6">17) पुत्र- →<text:span text:style-name="T24">(m) сын</text:span></text:p>
      <text:p text:style-name="P10">18) <text:bookmark-start text:name="__DdeLink__6814_218499239"/>अव-√गम्<text:bookmark-end text:name="__DdeLink__6814_218499239"/> → <text:span text:style-name="T12">(I </text:span><text:span text:style-name="T3">अवगच्छति</text:span><text:span text:style-name="T12">) </text:span>→ <text:span text:style-name="T24">понимать</text:span></text:p>
      <text:p text:style-name="P6">19) दूत- → <text:span text:style-name="T24">(m) гонец, вестник</text:span></text:p>
      <text:p text:style-name="P6">20) <text:bookmark-start text:name="__DdeLink__6824_218499239"/>how?<text:bookmark-end text:name="__DdeLink__6824_218499239"/> → <text:span text:style-name="T3">कथम्</text:span></text:p>
      <text:p text:style-name="P10">21) <text:bookmark-start text:name="__DdeLink__6830_218499239"/>√अर्ह्<text:bookmark-end text:name="__DdeLink__6830_218499239"/> → <text:span text:style-name="T12">(I </text:span><text:span text:style-name="T3">अर्हति</text:span><text:span text:style-name="T12">);</text:span>→ <text:span text:style-name="T25">быть обязанным; быть в состоянии; следует (+ </text:span><text:span text:style-name="T26">инфинитив</text:span><text:span text:style-name="T25">)</text:span></text:p>
      <text:p text:style-name="P6">22) <text:bookmark-start text:name="__DdeLink__6840_218499239"/>ग्राम<text:bookmark-end text:name="__DdeLink__6840_218499239"/>- → <text:span text:style-name="T24">(m) деревня</text:span></text:p>
      <text:p text:style-name="P6">23) <text:bookmark-start text:name="__DdeLink__6842_218499239"/>to conquer<text:bookmark-end text:name="__DdeLink__6842_218499239"/> → √जि → <text:span text:style-name="T12">(I </text:span><text:span text:style-name="T3">जयति</text:span><text:span text:style-name="T7">)</text:span></text:p>
      <text:p text:style-name="P6">24) <text:bookmark-start text:name="__DdeLink__6850_218499239"/><text:bookmark-start text:name="__DdeLink__7990_218499239"/>हेतोः<text:bookmark-end text:name="__DdeLink__6850_218499239"/><text:bookmark-end text:name="__DdeLink__7990_218499239"/> → <text:span text:style-name="T24">ради </text:span><text:span text:style-name="T15"><text:s/></text:span><text:span text:style-name="T12">(+ Gen) </text:span><text:span text:style-name="T14">(от हेतु)</text:span></text:p>
      <text:p text:style-name="P10">25) <text:bookmark-start text:name="__DdeLink__6858_218499239"/>√दह्<text:bookmark-end text:name="__DdeLink__6858_218499239"/> → <text:span text:style-name="T12">(I </text:span><text:span text:style-name="T3">दहति</text:span><text:span text:style-name="T12">)</text:span>→ <text:span text:style-name="T24">жжечь</text:span></text:p>
      <text:p text:style-name="P6">26) <text:bookmark-start text:name="__DdeLink__6868_218499239"/>हंस<text:bookmark-end text:name="__DdeLink__6868_218499239"/>- → <text:span text:style-name="T24">(m) лебедь, гусь</text:span></text:p>
      <text:p text:style-name="P10">27) <text:bookmark-start text:name="__DdeLink__6870_218499239"/>√शुच्<text:bookmark-end text:name="__DdeLink__6870_218499239"/> → <text:span text:style-name="T12">(I </text:span><text:span text:style-name="T3">शोचति </text:span><text:span text:style-name="T12">śocati) </text:span>→ <text:span text:style-name="T24">скорбеть, оплакивать</text:span></text:p>
      <text:p text:style-name="P6"><text:soft-page-break/>28) <text:bookmark-start text:name="__DdeLink__6884_218499239"/>प्रज्ञा<text:bookmark-end text:name="__DdeLink__6884_218499239"/>- → <text:span text:style-name="T24">(f) знание, мудрость</text:span></text:p>
      <text:p text:style-name="P11">29) <text:bookmark-start text:name="__DdeLink__6886_218499239"/>√तुष्<text:bookmark-end text:name="__DdeLink__6886_218499239"/> → <text:span text:style-name="T12">(IV </text:span><text:span text:style-name="T3">तुष्यति</text:span><text:span text:style-name="T12">) </text:span>→ <text:span text:style-name="T27">наслаждаться</text:span></text:p>
      <text:p text:style-name="P6">30) <text:bookmark-start text:name="__DdeLink__6896_218499239"/>magic<text:bookmark-end text:name="__DdeLink__6896_218499239"/> → <text:span text:style-name="T27">(f) </text:span><text:span text:style-name="T3">माया</text:span></text:p>
      <text:p text:style-name="P6"/>
      <text:p text:style-name="Standard">4) Apply sandhi to the following combinations of sounds, write the results down in transliteration</text:p>
      <text:p text:style-name="Standard">and link letters up where the writing conventions (–› Chapter 11) demand it. (Try to do these by</text:p>
      <text:p text:style-name="Standard">remembering the principles of sandhi, but refer to the chart if you need to.)</text:p>
      <text:p text:style-name="Standard">Example: -oḥ + t- –› -ost-</text:p>
      <text:p text:style-name="Standard"/>
      <text:p text:style-name="P14">a) -iḥ + p→ <text:s text:c="3"/>iḥ p</text:p>
      <text:p text:style-name="P15">b) -aḥ + j→ <text:s/><text:span text:style-name="T28">o j</text:span></text:p>
      <text:p text:style-name="P16">c) -aḥ + ch→ <text:s/>aśch</text:p>
      <text:p text:style-name="P16">d) -iḥ + t→ <text:s/><text:span text:style-name="T28">ist</text:span></text:p>
      <text:p text:style-name="P15">e) -aiḥ + d→ <text:span text:style-name="T28">aird</text:span></text:p>
      <text:p text:style-name="P15">f) -iḥ + u→ <text:s/><text:span text:style-name="T28">iru</text:span></text:p>
      <text:p text:style-name="P15">g) -aḥ + b→ <text:s/><text:span text:style-name="T28">o b</text:span></text:p>
      <text:p text:style-name="P15">h) -āḥ + gh→ <text:s/>ā gh </text:p>
      <text:p text:style-name="P15">i) -iḥ + r→ <text:s/>ī <text:span text:style-name="T28">r</text:span></text:p>
      <text:p text:style-name="P15">j) -āḥ + bh→ <text:s/>ā bh</text:p>
      <text:p text:style-name="P15">k) -uḥ + a→ <text:span text:style-name="T29">ura</text:span></text:p>
      <text:p text:style-name="P16">l) -aḥ + k→ <text:s/>aḥ k</text:p>
      <text:p text:style-name="P15">m) -uḥ + ph→ <text:s/>uḥ <text:s/>ph</text:p>
      <text:p text:style-name="P15">n) -uḥ + ī→ -u<text:span text:style-name="T29">r</text:span>ī</text:p>
      <text:p text:style-name="P15">o) -iḥ + ch→ <text:span text:style-name="T29">i</text:span>ś<text:span text:style-name="T29">ch</text:span></text:p>
      <text:p text:style-name="P15">p) -āḥ + ṭ→ āṣṭ</text:p>
      <text:p text:style-name="P16">q) -aḥ + a→ <text:span text:style-name="T29">o’</text:span></text:p>
      <text:p text:style-name="P15">r) -aḥ + p→ -aḥ <text:s/>p</text:p>
      <text:p text:style-name="P15">s) -iḥ + b→ <text:span text:style-name="T29">irb</text:span></text:p>
      <text:p text:style-name="P15">t) -aḥ + t→ <text:span text:style-name="T29">ast</text:span></text:p>
      <text:p text:style-name="P15">u) -āḥ + c→ aś<text:span text:style-name="T29">c</text:span></text:p>
      <text:p text:style-name="P15">v) -oḥ + r→ <text:span text:style-name="T29">o r</text:span></text:p>
      <text:p text:style-name="P15">w) -iḥ + a→ <text:span text:style-name="T29">ira</text:span></text:p>
      <text:p text:style-name="P15">x) -āḥ + g→ <text:s/>ā g</text:p>
      <text:p text:style-name="P15">y) -āḥ + k→ -āḥ k</text:p>
      <text:p text:style-name="P15">z) -ūḥ + r→ ū <text:span text:style-name="T29">r</text:span></text:p>
      <text:p text:style-name="P15">aa) -āḥ + ū→ <text:s/>ā ū</text:p>
      <text:p text:style-name="P15">bb) -uḥ + dh→<text:span text:style-name="T29">urdh</text:span></text:p>
      <text:p text:style-name="P15">cc) -uḥ + r→ū <text:span text:style-name="T29">r</text:span></text:p>
      <text:p text:style-name="P15">dd) -iḥ + dh→<text:span text:style-name="T29">irdh</text:span></text:p>
      <text:p text:style-name="P15">ee) -āḥ + a→ ā a</text:p>
      <text:p text:style-name="P15">ff) -iḥ + th→<text:span text:style-name="T29">isth</text:span></text:p>
      <text:p text:style-name="P15">gg) -aḥ + bh→<text:span text:style-name="T29">o bh</text:span></text:p>
      <text:p text:style-name="P17">hh) -āḥ + r→ā <text:span text:style-name="T30">r</text:span></text:p>
      <text:p text:style-name="P15">ii) -aḥ + i→<text:span text:style-name="T51">a</text:span><text:span text:style-name="T30"> i</text:span></text:p>
      <text:p text:style-name="P15">jj) -aḥ + a→<text:span text:style-name="T30">o’</text:span></text:p>
      <text:p text:style-name="Standard"/>
      <text:p text:style-name="Standard"/>
      <text:p text:style-name="Standard">5) Apply the sandhi introduced so far (consonant sandhi, visarga sandhi) to the following texts.</text:p>
      <text:p text:style-name="Standard">Indicate also where words remain unchanged, but must be linked up in writing.</text:p>
      <text:p text:style-name="Standard">(If necessary, check the section on ‘Writing Conventions’ in Chapter 11/p. 390 of the Appendi-</text:p>
      <text:p text:style-name="Standard">ces before doing this. Places where vowel sandhi would occur are once again marked with a ·.)</text:p>
      <text:p text:style-name="Standard"/>
      <text:p text:style-name="P18"><text:soft-page-break/>ततः अम्बुधरसं काशम् प्रवृद्धशिखरम् गिरिम्</text:p>
      <text:p text:style-name="P18">तत<text:span text:style-name="T31">ा</text:span>म्बुधरसंकाशम्प्रवृद्धशिखरम्गिरिम् <text:s/>।</text:p>
      <text:p text:style-name="P18"/>
      <text:p text:style-name="P18">विचित्रकूटम् कूटैः च सर्वतः परिवारितम् ॥</text:p>
      <text:p text:style-name="Standard">विचित्रकूटम्कूटैः च सर्वतः परिवारितम ॥</text:p>
      <text:p text:style-name="Standard"/>
      <text:p text:style-name="Standard">शिलागृहैः अवततम् नानावृक्षैः समावृतम् ।</text:p>
      <text:p text:style-name="Standard">शिलागृहै<text:span text:style-name="T31">र</text:span>वततम्नानावृक्षैः समावृतम् ।</text:p>
      <text:p text:style-name="Standard"/>
      <text:p text:style-name="Standard">ददर्श कपिशार्लः रम्यम् जगति पर्वतम् ॥ (…)</text:p>
      <text:p text:style-name="Standard">ददर्श कपिशार्ल<text:span text:style-name="T31">ो</text:span> रम्यम्जगति पर्वतम् ॥ (…)</text:p>
      <text:p text:style-name="Standard"/>
      <text:p text:style-name="Standard">तस्य · अदू रात् स पद्मिन्यः नानाद्विजगणायुताः ।</text:p>
      <text:p text:style-name="Standard">तस्य<text:span text:style-name="T31">ा</text:span>दू रात्स पद्मिन्य<text:span text:style-name="T31">र्</text:span>नानाद्विजगणायुताः ।</text:p>
      <text:p text:style-name="Standard"/>
      <text:p text:style-name="Standard">ददर्श कपिशार्दूलः हनुमान् मारुतात्मजः ॥</text:p>
      <text:p text:style-name="Standard">ददर्श कपिशार्दूल<text:span text:style-name="T31">ो </text:span>हनुमान्मारुतात्मजः ॥</text:p>
      <text:p text:style-name="Standard"/>
      <text:p text:style-name="Standard">कृ त्रिमाम् दीर्घिकाम् च · अपि पूर्णाम् शीतेन वारिणा ।</text:p>
      <text:p text:style-name="Standard">कृ त्रिमाम्दीर्घिकाम्च<text:span text:style-name="T31">ा</text:span>पि पूर्णाम्शीतेन वारिणा ।</text:p>
      <text:p text:style-name="Standard"/>
      <text:p text:style-name="P19">मणिप्रवरसोपानाम् मुक्तासिकतशोभिताम् ॥</text:p>
      <text:p text:style-name="Standard">मणिप्रवरसोपानाम्मुक्तासिकतशोभिताम् ॥</text:p>
      <text:p text:style-name="Standard"/>
      <text:p text:style-name="P18">विविधैः मृगसं घैः च विचित्राम् चित्रकाननाम् ।</text:p>
      <text:p text:style-name="P18">विविधै<text:span text:style-name="T31">र्</text:span>मृगसं घै<text:span text:style-name="T31">श्</text:span>च विचित्राम्चित्रकाननाम् ।</text:p>
      <text:p text:style-name="P18"/>
      <text:p text:style-name="P18">प्रासादैः सुमहद्भिः च निर्मित<text:span text:style-name="T31">ैः</text:span> विश्वकर्मणा ॥</text:p>
      <text:p text:style-name="P18">प्रासादैः सुमहद्भि<text:span text:style-name="T31">श्</text:span>च निर्मित<text:span text:style-name="T31">ैर्</text:span>विश्वकर्मणा ॥</text:p>
      <text:p text:style-name="P18"/>
      <text:p text:style-name="P18">काननैः कृ त्रिमैः च · अपि सर्वतः समलं कृताम् ।</text:p>
      <text:p text:style-name="P18">काननैः कृत्रिमै<text:span text:style-name="T31">श्</text:span>च<text:span text:style-name="T31">ा</text:span>पि सर्वतः समलं कृताम् ।</text:p>
      <text:p text:style-name="P18"/>
      <text:p text:style-name="P18">ये के चित् पादपाः तत्र पुष्पोपगफलोपगाः ॥</text:p>
      <text:p text:style-name="P18">ये के चित्पादपा<text:span text:style-name="T31">स्</text:span>तत्र पुष्पोपगफलोपगाः ॥</text:p>
      <text:p text:style-name="P18"/>
      <text:p text:style-name="P18">सच्छत्राः सवितर्दीकाः सर्वे सौवर्णवेदिकाः ।</text:p>
      <text:p text:style-name="P18">सच्छत्राः सवितर्दीकाः सर्वे सौवर्णवेदिकाः ।</text:p>
      <text:p text:style-name="P18"/>
      <text:p text:style-name="P18">द<text:span text:style-name="T31">ुर्</text:span>योधनः च पुत्रः ते द<text:span text:style-name="T31">ु</text:span>र्मुुखः द<text:span text:style-name="T31">ुः</text:span>सहः शलः ।</text:p>
      <text:p text:style-name="P18">द<text:span text:style-name="T31">ुर्</text:span>योधन<text:span text:style-name="T31">श्</text:span>च पुत्र<text:span text:style-name="T31">स्</text:span>ते द<text:span text:style-name="T31">ु</text:span>र्मुुख<text:span text:style-name="T31">ो</text:span> द<text:span text:style-name="T31">ुः</text:span>सहः शलः ।</text:p>
      <text:p text:style-name="P18"/>
      <text:p text:style-name="P18">द<text:span text:style-name="T31">ुः</text:span>शासन<text:span text:style-name="T31">श्</text:span>च<text:span text:style-name="T31">ा</text:span>तिरथ<text:span text:style-name="T31">स्</text:span>तथा दर्मर्षण<text:span text:style-name="T31">ो</text:span> नृप ॥</text:p>
      <text:p text:style-name="P18"/>
      <text:p text:style-name="P18"><text:span text:style-name="T31">विविंशतिः </text:span>चित्रसेनः विकर्णः च महारथः ।</text:p>
      <text:p text:style-name="P18"><text:span text:style-name="T31">विविंशतिश्</text:span>चित्रसेन<text:span text:style-name="T31">ो</text:span> विकर्ण<text:span text:style-name="T31">श्</text:span>च महारथः ।</text:p>
      <text:p text:style-name="P18"/>
      <text:p text:style-name="P18"/>
      <text:p text:style-name="P18"><text:soft-page-break/>पुरुमित्रः जयः भोजः सौमदत्तिः च वीर्यवान् ॥</text:p>
      <text:p text:style-name="P18">पुरुमित्र<text:span text:style-name="T31">ो</text:span> जय<text:span text:style-name="T31">ो</text:span> भोजः सौमदत्ति<text:span text:style-name="T31">श्</text:span>च वीर्यवान् ॥</text:p>
      <text:p text:style-name="P18"/>
      <text:p text:style-name="P18">महाचापानि धुन्वन्तः मेघाः इव सविद्युतः ।</text:p>
      <text:p text:style-name="P18">महाचापानि धुन्वन्त<text:span text:style-name="T31">ो</text:span> मेघा इव सविद्युतः ।</text:p>
      <text:p text:style-name="P18"/>
      <text:p text:style-name="P18">आददानाः च नाराचान् निर्मुक्ताशीविषोपमान् ॥</text:p>
      <text:p text:style-name="P18">आददाना<text:span text:style-name="T31">श्</text:span>च नाराचान्निर्मुक्ताशीविषोपमान् ॥</text:p>
      <text:p text:style-name="P18"/>
      <text:p text:style-name="P18">अथ ते द्रौपदीपुत्राः सौभद्रः च महारथः ।</text:p>
      <text:p text:style-name="P18">अथ ते द्रौपदीपुत्राः सौभद्र<text:span text:style-name="T31">श्</text:span>च महारथः ।</text:p>
      <text:p text:style-name="P18"/>
      <text:p text:style-name="P18">नकुलः सहदेवः च धृष्टद्युम्नः च पार्षतः ॥</text:p>
      <text:p text:style-name="P18">नकुलः सहदेव<text:span text:style-name="T31">श्</text:span>च धृष्टद्युम्न<text:span text:style-name="T31">श्</text:span>च पार्षतः ॥</text:p>
      <text:p text:style-name="P18"/>
      <text:p text:style-name="P18">धार्तराष्ट्रान् प्रतिययुः अर्दयन्तः शितैः शरैः ।</text:p>
      <text:p text:style-name="P18">धार्तराष्ट्रान्प्रतिययु<text:span text:style-name="T31">र</text:span>र्दयन्तः शितैः शरैः ।</text:p>
      <text:p text:style-name="P18"/>
      <text:p text:style-name="P18">वज्रैः इव महावेगैः शिखराणि धराभृताम् ॥</text:p>
      <text:p text:style-name="P18">वज्रै<text:span text:style-name="T31">रि</text:span>व महावेगैः शिखराणि धराभृताम् ॥</text:p>
      <text:p text:style-name="P18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20:24:03.069515443</meta:creation-date>
    <meta:generator>LibreOffice/7.4.7.2$Linux_X86_64 LibreOffice_project/40$Build-2</meta:generator>
    <dc:date>2025-03-14T20:32:23.624329703</dc:date>
    <meta:editing-duration>P3DT8M1S</meta:editing-duration>
    <meta:editing-cycles>44</meta:editing-cycles>
    <meta:document-statistic meta:table-count="0" meta:image-count="0" meta:object-count="0" meta:page-count="5" meta:paragraph-count="176" meta:word-count="1312" meta:character-count="5453" meta:non-whitespace-character-count="4289"/>
  </office:meta>
</office:document-meta>
</file>